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8.005cm"/>
      <style:paragraph-properties style:writing-mode="lr-tb"/>
    </style:style>
    <style:style style:name="gr2" style:family="graphic" style:parent-style-name="standard">
      <style:graphic-properties draw:stroke="solid" svg:stroke-color="#b3cac7" draw:fill="none" fo:min-height="10.227cm"/>
      <style:paragraph-properties style:writing-mode="lr-tb"/>
    </style:style>
    <style:style style:name="gr3" style:family="graphic" style:parent-style-name="standard">
      <style:graphic-properties draw:stroke="solid" draw:fill="none" fo:min-height="9.592cm"/>
      <style:paragraph-properties style:writing-mode="lr-tb"/>
    </style:style>
    <style:style style:name="gr4" style:family="graphic" style:parent-style-name="standard">
      <style:graphic-properties draw:stroke="solid" draw:fill="none" fo:min-height="4.978cm"/>
      <style:paragraph-properties style:writing-mode="lr-tb"/>
    </style:style>
    <style:style style:name="gr5" style:family="graphic" style:parent-style-name="standard">
      <style:graphic-properties draw:stroke="solid" draw:fill="none" fo:min-height="5.689cm"/>
      <style:paragraph-properties style:writing-mode="lr-tb"/>
    </style:style>
    <style:style style:name="gr6" style:family="graphic" style:parent-style-name="standard">
      <style:graphic-properties draw:stroke="none" draw:fill="none" fo:min-height="0.703cm"/>
      <style:paragraph-properties style:writing-mode="lr-tb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P1" style:family="paragraph">
      <loext:graphic-properties draw:fill="none"/>
      <style:text-properties fo:font-size="16pt" style:font-size-asian="16pt" style:font-size-complex="16pt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26cm" svg:height="9.029cm" svg:x="1.952cm" svg:y="2.27cm">
          <draw:text-box>
            <text:p><text:span text:style-name="T1">Id,</text:span></text:p>
            <text:p><text:span text:style-name="T1"/></text:p>
            <text:p><text:span text:style-name="T1">listing_ur</text:span><text:span text:style-name="T1">l, </text:span></text:p>
            <text:p><text:span text:style-name="T1">scrape_i</text:span><text:span text:style-name="T1">d, </text:span><text:span text:style-name="T1">last_scra</text:span><text:span text:style-name="T1">ped, </text:span></text:p>
            <text:p><text:span text:style-name="T1">name, </text:span></text:p>
            <text:p><text:span text:style-name="T1">summary</text:span><text:span text:style-name="T1">,</text:span></text:p>
            <text:p><text:span text:style-name="T1">space, </text:span></text:p>
            <text:p><text:span text:style-name="T1">descripti</text:span><text:span text:style-name="T1">on, </text:span><text:span text:style-name="T1">experien</text:span><text:span text:style-name="T1">ces_offer</text:span><text:span text:style-name="T1">ed, </text:span><text:span text:style-name="T1">interactio</text:span><text:span text:style-name="T1">n, </text:span><text:span text:style-name="T1">house_ru</text:span><text:span text:style-name="T1">les, </text:span><text:span text:style-name="T1">picture_u</text:span><text:span text:style-name="T1">rl,</text:span></text:p>
            <text:p><text:span text:style-name="T1">instant_b</text:span><text:span text:style-name="T1">ookable, </text:span><text:span text:style-name="T1">is_busin</text:span><text:span text:style-name="T1">ess_trav</text:span><text:span text:style-name="T1">el_ready,</text:span></text:p>
            <text:p><text:span text:style-name="T1">cancellat</text:span><text:span text:style-name="T1">ion_polic</text:span><text:span text:style-name="T1">y </text:span></text:p>
          </draw:text-box>
        </draw:frame>
        <draw:frame draw:style-name="gr2" draw:text-style-name="P1" xml:id="id4" draw:id="id4" draw:layer="layout" svg:width="7.62cm" svg:height="11.537cm" svg:x="1.635cm" svg:y="25.447cm">
          <draw:text-box>
            <text:p><text:span text:style-name="T1"/></text:p>
            <text:p><text:span text:style-name="T1">location_id,</text:span></text:p>
            <text:p><text:span text:style-name="T1">street, </text:span><text:span text:style-name="T1">neighborhood_ove</text:span><text:span text:style-name="T1">rview,</text:span></text:p>
            <text:p><text:span text:style-name="T1">notes, </text:span></text:p>
            <text:p><text:span text:style-name="T1">transit, </text:span></text:p>
            <text:p><text:span text:style-name="T1">access, </text:span></text:p>
            <text:p><text:span text:style-name="T1">neighbourhood, </text:span><text:span text:style-name="T1">neighbourhood_cl</text:span><text:span text:style-name="T1">eansed, city, </text:span></text:p>
            <text:p><text:span text:style-name="T1">state, </text:span></text:p>
            <text:p><text:span text:style-name="T1">zipcode,</text:span></text:p>
            <text:p><text:span text:style-name="T1">market, </text:span></text:p>
            <text:p><text:span text:style-name="T1">smart_location, </text:span><text:span text:style-name="T1">country_code, </text:span></text:p>
            <text:p><text:span text:style-name="T1">country, </text:span></text:p>
            <text:p><text:span text:style-name="T1">latitude,</text:span></text:p>
            <text:p><text:span text:style-name="T1">longitude, </text:span><text:span text:style-name="T1">is_location_exact</text:span></text:p>
          </draw:text-box>
        </draw:frame>
        <draw:frame draw:style-name="gr1" draw:text-style-name="P1" xml:id="id5" draw:id="id5" draw:layer="layout" svg:width="7.363cm" svg:height="8.402cm" svg:x="19.354cm" svg:y="26.717cm">
          <draw:text-box>
            <text:p><text:span text:style-name="T1"/></text:p>
            <text:p><text:span text:style-name="T1">review_id,</text:span></text:p>
            <text:p><text:span text:style-name="T1">number_of_review</text:span><text:span text:style-name="T1">s, </text:span><text:span text:style-name="T1">reviews_per_mont</text:span><text:span text:style-name="T1">h ,first_review, </text:span><text:span text:style-name="T1">last_review, <text:s text:c="5"/></text:span><text:span text:style-name="T1">review_scores_rat</text:span><text:span text:style-name="T1">ing, </text:span><text:span text:style-name="T1">review_scores_ac</text:span><text:span text:style-name="T1">curacy, </text:span><text:span text:style-name="T1">review_scores_cle</text:span><text:span text:style-name="T1">anliness, </text:span><text:span text:style-name="T1">review_scores_ch</text:span><text:span text:style-name="T1">eckin, </text:span><text:span text:style-name="T1">review_scores_co</text:span><text:span text:style-name="T1">mmunication, </text:span><text:span text:style-name="T1">review_scores_loc</text:span><text:span text:style-name="T1">ation, </text:span><text:span text:style-name="T1">review_scores_val</text:span><text:span text:style-name="T1">ue</text:span></text:p>
          </draw:text-box>
        </draw:frame>
        <draw:frame draw:style-name="gr3" draw:text-style-name="P2" xml:id="id3" draw:id="id3" draw:layer="layout" svg:width="6.573cm" svg:height="10.247cm" svg:x="20.462cm" svg:y="3.222cm">
          <draw:text-box>
            <text:p><text:span text:style-name="T2">host_id, </text:span></text:p>
            <text:p><text:span text:style-name="T2"/></text:p>
            <text:p><text:span text:style-name="T2">host_url,</text:span></text:p>
            <text:p><text:span text:style-name="T2">host_name, </text:span><text:span text:style-name="T2">host_since, <text:s text:c="4"/></text:span><text:span text:style-name="T2">host_location, </text:span><text:span text:style-name="T2">host_about, </text:span><text:span text:style-name="T2">host_response_tim</text:span><text:span text:style-name="T2">e, </text:span><text:span text:style-name="T2">host_response_rate</text:span><text:span text:style-name="T2">, </text:span><text:span text:style-name="T2">host_is_superhost, </text:span><text:span text:style-name="T2">host_thumbnail_url, </text:span><text:span text:style-name="T2">host_picture_url, </text:span><text:span text:style-name="T2">host_neighbourhoo</text:span><text:span text:style-name="T2">d, </text:span><text:span text:style-name="T2">host_listings_count, </text:span><text:span text:style-name="T2"><text:s text:c="2"/></text:span><text:span text:style-name="T2">host_total_listings_c</text:span><text:span text:style-name="T2">ount, </text:span><text:span text:style-name="T2">host_verifications, </text:span><text:span text:style-name="T2">host_has_profile_pi</text:span><text:span text:style-name="T2">c, </text:span><text:span text:style-name="T2">host_identity_verifie</text:span><text:span text:style-name="T2">d </text:span></text:p>
          </draw:text-box>
        </draw:frame>
        <draw:frame draw:style-name="gr4" draw:text-style-name="P3" xml:id="id6" draw:id="id6" draw:layer="layout" svg:width="5.204cm" svg:height="5.228cm" svg:x="2.463cm" svg:y="13.382cm">
          <draw:text-box>
            <text:p>listing_id<text:tab/>,</text:p>
            <text:p>Id,</text:p>
            <text:p>Date,</text:p>
            <text:p>reviewer_id,</text:p>
            <text:p>reviewer_name,comments</text:p>
          </draw:text-box>
        </draw:frame>
        <draw:frame draw:style-name="gr5" draw:text-style-name="P3" xml:id="id2" draw:id="id2" draw:layer="layout" svg:width="5.079cm" svg:height="5.939cm" svg:x="11.89cm" svg:y="14.438cm">
          <draw:text-box>
            <text:p>listing_id,</text:p>
            <text:p>Date,</text:p>
            <text:p>Available,<text:tab/>price,</text:p>
            <text:p>host_key,</text:p>
            <text:p>review_key,</text:p>
            <text:p>location_key,</text:p>
            <text:p>information_key</text:p>
          </draw:text-box>
        </draw:frame>
        <draw:frame draw:style-name="gr6" draw:text-style-name="P3" draw:layer="layout" svg:width="5.252cm" svg:height="0.962cm" svg:x="1.952cm" svg:y="1.308cm">
          <draw:text-box>
            <text:p>dimInforamation</text:p>
          </draw:text-box>
        </draw:frame>
        <draw:frame draw:style-name="gr6" draw:text-style-name="P3" draw:layer="layout" svg:width="5.252cm" svg:height="0.962cm" svg:x="20.83cm" svg:y="1.943cm">
          <draw:text-box>
            <text:p>dimHost</text:p>
          </draw:text-box>
        </draw:frame>
        <draw:frame draw:style-name="gr6" draw:text-style-name="P3" draw:layer="layout" svg:width="5.252cm" svg:height="0.962cm" svg:x="19.415cm" svg:y="25.438cm">
          <draw:text-box>
            <text:p>dimReviews</text:p>
          </draw:text-box>
        </draw:frame>
        <draw:frame draw:style-name="gr6" draw:text-style-name="P3" draw:layer="layout" svg:width="5.252cm" svg:height="0.962cm" svg:x="2.27cm" svg:y="24.485cm">
          <draw:text-box>
            <text:p>dimLocation</text:p>
          </draw:text-box>
        </draw:frame>
        <draw:frame draw:style-name="gr7" draw:text-style-name="P3" draw:layer="layout" svg:width="4.763cm" svg:height="1.673cm" svg:x="2.587cm" svg:y="12.112cm">
          <draw:text-box>
            <text:p>dimReviews</text:p>
          </draw:text-box>
        </draw:frame>
        <draw:connector draw:style-name="gr8" draw:text-style-name="P4" draw:layer="layout" svg:x1="9.212cm" svg:y1="6.784cm" svg:x2="11.89cm" svg:y2="17.407cm" draw:start-shape="id1" draw:end-shape="id2" draw:end-glue-point="3" svg:d="M9212 6784h1339v10623h1339" svg:viewBox="0 0 2679 10624">
          <text:p/>
        </draw:connector>
        <draw:connector draw:style-name="gr8" draw:text-style-name="P4" draw:layer="layout" svg:x1="20.462cm" svg:y1="8.345cm" svg:x2="16.969cm" svg:y2="17.407cm" draw:start-shape="id3" draw:end-shape="id2" draw:end-glue-point="1" svg:d="M20462 8345h-1746v9062h-1747" svg:viewBox="0 0 3494 9063">
          <text:p/>
        </draw:connector>
        <draw:connector draw:style-name="gr8" draw:text-style-name="P4" draw:layer="layout" svg:x1="5.445cm" svg:y1="25.447cm" svg:x2="14.429cm" svg:y2="20.377cm" draw:start-shape="id4" draw:end-shape="id2" svg:d="M5445 25447v-2535h8984v-2535" svg:viewBox="0 0 8985 5071">
          <text:p/>
        </draw:connector>
        <draw:connector draw:style-name="gr8" draw:text-style-name="P4" draw:layer="layout" svg:x1="14.429cm" svg:y1="20.377cm" svg:x2="23.035cm" svg:y2="26.717cm" draw:start-shape="id2" draw:end-shape="id5" svg:d="M14429 20377v3170h8606v3170" svg:viewBox="0 0 8607 6341">
          <text:p/>
        </draw:connector>
        <draw:connector draw:style-name="gr8" draw:text-style-name="P4" draw:layer="layout" svg:x1="7.667cm" svg:y1="15.996cm" svg:x2="11.89cm" svg:y2="17.407cm" draw:start-shape="id6" draw:start-glue-point="1" draw:end-shape="id2" svg:d="M7667 15996h2112v1411h2111" svg:viewBox="0 0 4224 141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6d6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40:51.228856693</meta:creation-date>
    <dc:date>2022-11-03T18:18:51.866239893</dc:date>
    <meta:editing-duration>PT37M59S</meta:editing-duration>
    <meta:editing-cycles>5</meta:editing-cycles>
    <meta:generator>LibreOffice/7.4.1.2$Linux_X86_64 LibreOffice_project/40$Build-2</meta:generator>
    <meta:document-statistic meta:object-count="16"/>
  </office:meta>
</office:document-meta>
</file>